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027c"/>
    </style:style>
    <style:style style:name="P2" style:family="paragraph" style:parent-style-name="Standard">
      <style:text-properties style:font-name="Arial" fo:font-size="12pt" officeooo:paragraph-rsid="0016027c" style:font-size-asian="12pt" style:font-size-complex="12pt"/>
    </style:style>
    <style:style style:name="P3" style:family="paragraph" style:parent-style-name="Standard">
      <style:text-properties officeooo:paragraph-rsid="0017109d"/>
    </style:style>
    <style:style style:name="T1" style:family="text">
      <style:text-properties officeooo:rsid="0015265a"/>
    </style:style>
    <style:style style:name="T2" style:family="text">
      <style:text-properties officeooo:rsid="0016027c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normal" officeooo:rsid="0016027c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16027c"/>
    </style:style>
    <style:style style:name="T5" style:family="text">
      <style:text-properties fo:font-variant="normal" fo:text-transform="none" fo:color="#000000" fo:letter-spacing="normal" fo:font-style="normal" fo:font-weight="normal" officeooo:rsid="0016027c"/>
    </style:style>
    <style:style style:name="T6" style:family="text">
      <style:text-properties style:font-name="Arial" officeooo:rsid="0015265a"/>
    </style:style>
    <style:style style:name="T7" style:family="text">
      <style:text-properties style:font-name="Arial" officeooo:rsid="0016027c"/>
    </style:style>
    <style:style style:name="T8" style:family="text">
      <style:text-properties style:font-name="Arial" fo:font-size="12pt" officeooo:rsid="0015265a" style:font-size-asian="12pt" style:font-size-complex="12pt"/>
    </style:style>
    <style:style style:name="T9" style:family="text">
      <style:text-properties style:font-name="Arial" fo:font-size="12pt" officeooo:rsid="0016027c" style:font-size-asian="12pt" style:font-size-complex="12pt"/>
    </style:style>
    <style:style style:name="T10" style:family="text">
      <style:text-properties fo:font-size="16pt" style:font-size-asian="14pt" style:font-size-complex="16pt"/>
    </style:style>
    <style:style style:name="T11" style:family="text">
      <style:text-properties fo:font-size="16pt" fo:font-weight="bold" officeooo:rsid="0017109d" style:font-size-asian="14pt" style:font-weight-asian="bold" style:font-size-complex="16pt" style:font-weight-complex="bold"/>
    </style:style>
    <style:style style:name="T12" style:family="text">
      <style:text-properties officeooo:rsid="00171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">Codeigniter</text:span><text:span text:style-name="T1"><text:tab/></text:span></text:p>
      <text:p text:style-name="P3"><text:span text:style-name="T1"/></text:p>
      <text:p text:style-name="P3"><text:span text:style-name="T8"><text:tab/>Como a linguagem de programação escolhida foi o PHP e foi decidido trabalhar com MVC, um framework que se encaixa perfeitamente no projeto é o Codeigniter pois ele é feito especialmente para desenvolvimento em PHP e </text:span><text:span text:style-name="T9">oferece uma ótima contribuição para se trabalhar no padrão MVC.</text:span></text:p>
      <text:p text:style-name="P2"><text:span text:style-name="T2"><text:tab/>O Codeigniter tem como objetivo possibilitar que o programador produza mais rapidamente e possa focar na parte criativa do projeto, uma vez que seja necessário um número menor de linhas para realizar certas tarefas pelo motivo de que o framework já pré codifique determinadas funções comuns entre vários softwares.Esse framework agrupa um conjunto de bibliotecas para tarefas comuns necessárias e padroniza uma estrutura lógica para acesso a estas bibliotecas.</text:span></text:p>
      <text:p text:style-name="P2"><text:span text:style-name="T2"><text:tab/>Segundo Teixeira, 2013, o Codeigniter é “</text:span><text:span text:style-name="T5">Considerado um toolkit, ou seja, uma caixa de ferramentas cujo objetivo é nos permitir desenvolver aplicações muito mais rápido do que poderíamos fazer sem a utilização de um framework.” </text:span></text:p>
      <text:p text:style-name="P1"><text:span text:style-name="T3"/></text:p>
      <text:p text:style-name="P3"><text:a xlink:type="simple" xlink:href="http://www.devmedia.com.br/introducao-ao-framework-php-codeigniter/27346"><text:span text:style-name="T12">http://www.devmedia.com.br/introducao-ao-framework-php-codeigniter/27346</text:span></text:a><text:span text:style-name="T12"> 12/11/2014</text:span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4:37:35.48</meta:creation-date>
    <dc:date>2014-11-12T15:10:11.50</dc:date>
    <meta:editing-duration>PT1M25S</meta:editing-duration>
    <meta:editing-cycles>1</meta:editing-cycles>
    <meta:document-statistic meta:table-count="0" meta:image-count="0" meta:object-count="0" meta:page-count="1" meta:paragraph-count="5" meta:word-count="153" meta:character-count="1067" meta:non-whitespace-character-count="912"/>
    <meta:generator>LibreOffice/4.0.3.3$Windows_x86 LibreOffice_project/0eaa50a932c8f2199a615e1eb30f7ac74279539</meta:generator>
  </office:meta>
</office:document-meta>
</file>